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 draw:shadow="visible"/>
    </style:style>
    <style:style style:name="gr2" style:family="graphic" style:parent-style-name="objectwithoutfill">
      <style:graphic-properties draw:marker-end="Arrow" draw:marker-end-width="0.3cm" draw:fill="none" draw:fill-color="#cfe7f5" draw:textarea-vertical-align="middl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vailability" draw:style-name="gr1" draw:text-style-name="P1" xml:id="id6" draw:id="id6" draw:layer="layout" svg:width="4.699cm" svg:height="2.159cm" svg:x="2.27cm" svg:y="2.27cm">
          <text:p text:style-name="P1"><text:span text:style-name="T1">Availability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1" draw:id="id1" draw:layer="layout" svg:width="4.699cm" svg:height="2.159cm" svg:x="2.27cm" svg:y="6.08cm">
          <text:p text:style-name="P1"><text:span text:style-name="T1">Person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5" draw:id="id5" draw:layer="layout" svg:width="4.699cm" svg:height="2.159cm" svg:x="2.27cm" svg:y="9.89cm">
          <text:p text:style-name="P1"><text:span text:style-name="T1">Allocation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7" draw:id="id7" draw:layer="layout" svg:width="4.699cm" svg:height="2.159cm" svg:x="2.27cm" svg:y="16.24cm">
          <text:p text:style-name="P1"><text:span text:style-name="T1">ContestType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8" draw:id="id8" draw:layer="layout" svg:width="4.699cm" svg:height="2.159cm" svg:x="2.27cm" svg:y="20.05cm">
          <text:p text:style-name="P1"><text:span text:style-name="T1">Contest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9" draw:id="id9" draw:layer="layout" svg:width="4.699cm" svg:height="2.159cm" svg:x="8.62cm" svg:y="20.05cm">
          <text:p text:style-name="P1"><text:span text:style-name="T1">Event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10" draw:id="id10" draw:layer="layout" svg:width="4.699cm" svg:height="2.159cm" svg:x="8.62cm" svg:y="23.86cm">
          <text:p text:style-name="P1"><text:span text:style-name="T1">Location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4" draw:id="id4" draw:layer="layout" svg:width="4.699cm" svg:height="2.159cm" svg:x="14.081cm" svg:y="9.89cm">
          <text:p text:style-name="P1"><text:span text:style-name="T1">Job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3" draw:id="id3" draw:layer="layout" svg:width="4.699cm" svg:height="2.159cm" svg:x="14.081cm" svg:y="6.08cm">
          <text:p text:style-name="P1"><text:span text:style-name="T1">JobType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11" draw:id="id11" draw:layer="layout" svg:width="4.699cm" svg:height="2.159cm" svg:x="14.081cm" svg:y="16.24cm">
          <text:p text:style-name="P1"><text:span text:style-name="T1">Timesl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vailability" draw:style-name="gr1" draw:text-style-name="P1" xml:id="id2" draw:id="id2" draw:layer="layout" svg:width="4.699cm" svg:height="2.159cm" svg:x="14.081cm" svg:y="2.27cm">
          <text:p text:style-name="P1"><text:span text:style-name="T1">Crew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.969cm" svg:y1="7.159cm" svg:x2="14.081cm" svg:y2="3.349cm" draw:start-shape="id1" draw:start-glue-point="1" draw:end-shape="id2" svg:d="m6969 7159c5482 0 1927-3810 7112-3810" svg:viewBox="0 0 7113 3811">
          <text:p/>
        </draw:connector>
        <draw:connector draw:style-name="gr2" draw:text-style-name="P1" draw:layer="layout" draw:type="curve" svg:x1="6.969cm" svg:y1="7.159cm" svg:x2="14.081cm" svg:y2="7.159cm" draw:start-shape="id1" draw:end-shape="id3" draw:end-glue-point="3" svg:d="m6969 7159h7112" svg:viewBox="0 0 7113 1">
          <text:p/>
        </draw:connector>
        <draw:connector draw:style-name="gr2" draw:text-style-name="P1" draw:layer="layout" draw:type="curve" svg:x1="16.43cm" svg:y1="9.89cm" svg:x2="16.43cm" svg:y2="8.239cm" draw:start-shape="id4" draw:start-glue-point="0" draw:end-shape="id3" draw:end-glue-point="2" svg:d="m16430 9890v-1651" svg:viewBox="0 0 1 1652">
          <text:p/>
        </draw:connector>
        <draw:connector draw:style-name="gr2" draw:text-style-name="P1" draw:layer="layout" draw:type="curve" svg:x1="4.619cm" svg:y1="8.239cm" svg:x2="4.619cm" svg:y2="9.89cm" draw:start-shape="id1" draw:start-glue-point="2" draw:end-shape="id5" draw:end-glue-point="0" svg:d="m4619 8239v1651" svg:viewBox="0 0 1 1652">
          <text:p/>
        </draw:connector>
        <draw:connector draw:style-name="gr2" draw:text-style-name="P1" draw:layer="layout" draw:type="curve" svg:x1="4.619cm" svg:y1="4.429cm" svg:x2="4.619cm" svg:y2="6.08cm" draw:start-shape="id6" draw:start-glue-point="2" draw:end-shape="id1" draw:end-glue-point="0" svg:d="m4619 4429v1651" svg:viewBox="0 0 1 1652">
          <text:p/>
        </draw:connector>
        <draw:connector draw:style-name="gr2" draw:text-style-name="P1" draw:layer="layout" draw:type="curve" svg:x1="2.27cm" svg:y1="7.159cm" svg:x2="2.27cm" svg:y2="17.319cm" draw:start-shape="id1" draw:start-glue-point="3" draw:end-shape="id7" svg:d="m2270 7159c-753 0-753 10160 0 10160" svg:viewBox="0 0 566 10161">
          <text:p/>
        </draw:connector>
        <draw:connector draw:style-name="gr2" draw:text-style-name="P1" draw:layer="layout" draw:type="curve" svg:x1="4.619cm" svg:y1="20.05cm" svg:x2="4.619cm" svg:y2="18.399cm" draw:start-shape="id8" draw:start-glue-point="0" draw:end-shape="id7" draw:end-glue-point="2" svg:d="m4619 20050v-1651" svg:viewBox="0 0 1 1652">
          <text:p/>
        </draw:connector>
        <draw:connector draw:style-name="gr2" draw:text-style-name="P1" draw:layer="layout" draw:type="curve" svg:x1="8.62cm" svg:y1="21.129cm" svg:x2="6.969cm" svg:y2="21.129cm" draw:start-shape="id9" draw:start-glue-point="3" draw:end-shape="id8" svg:d="m8620 21129h-1651" svg:viewBox="0 0 1652 1">
          <text:p/>
        </draw:connector>
        <draw:connector draw:style-name="gr2" draw:text-style-name="P1" draw:layer="layout" draw:type="curve" svg:x1="10.969cm" svg:y1="22.209cm" svg:x2="10.969cm" svg:y2="23.86cm" draw:start-shape="id9" draw:start-glue-point="2" draw:end-shape="id10" svg:d="m10969 22209v1651" svg:viewBox="0 0 1 1652">
          <text:p/>
        </draw:connector>
        <draw:connector draw:style-name="gr2" draw:text-style-name="P1" draw:layer="layout" draw:type="curve" svg:x1="10.969cm" svg:y1="20.05cm" svg:x2="16.43cm" svg:y2="18.399cm" draw:start-shape="id9" draw:start-glue-point="0" draw:end-shape="id11" draw:end-glue-point="2" svg:d="m10969 20050c0-1089 5461-264 5461-1651" svg:viewBox="0 0 5462 1652">
          <text:p/>
        </draw:connector>
        <draw:connector draw:style-name="gr2" draw:text-style-name="P1" draw:layer="layout" draw:type="curve" svg:x1="6.969cm" svg:y1="3.349cm" svg:x2="14.081cm" svg:y2="17.319cm" draw:start-shape="id6" draw:start-glue-point="1" draw:end-shape="id11" draw:end-glue-point="3" svg:d="m6969 3349c5482 0 1927 13970 7112 13970" svg:viewBox="0 0 7113 13971">
          <text:p/>
        </draw:connector>
        <draw:connector draw:style-name="gr2" draw:text-style-name="P1" draw:layer="layout" draw:type="curve" svg:x1="6.969cm" svg:y1="10.969cm" svg:x2="14.081cm" svg:y2="10.969cm" draw:start-shape="id5" draw:start-glue-point="1" draw:end-shape="id4" draw:end-glue-point="3" svg:d="m6969 10969h7112" svg:viewBox="0 0 7113 1">
          <text:p/>
        </draw:connector>
        <draw:connector draw:style-name="gr2" draw:text-style-name="P1" draw:layer="layout" draw:type="curve" svg:x1="6.969cm" svg:y1="10.969cm" svg:x2="14.081cm" svg:y2="17.319cm" draw:start-shape="id5" draw:start-glue-point="1" draw:end-shape="id11" svg:d="m6969 10969c5482 0 1927 6350 7112 6350" svg:viewBox="0 0 7113 6351">
          <text:p/>
        </draw:connector>
        <draw:custom-shape draw:style-name="gr3" draw:text-style-name="P2" draw:layer="layout" svg:width="2.54cm" svg:height="1.905cm" svg:x="13.446cm" svg:y="22.209cm">
          <text:p text:style-name="P1"><text:span text:style-name="T2">Takes</text:span><text:span text:style-name="T2"><text:line-break/></text:span><text:span text:style-name="T2">p</text:span><text:span text:style-name="T3">lace</text:span></text:p>
          <text:p text:style-name="P1"><text:span text:style-name="T3">in</text:span></text:p>
          <draw:enhanced-geometry svg:viewBox="0 0 21600 21600" draw:text-areas="800 800 20800 20800" draw:type="round-rectangular-callout" draw:modifiers="-21149.4687131051 10335.36201469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2.159cm" svg:height="1.905cm" svg:x="3.286cm" svg:y="12.811cm">
          <text:p text:style-name="P1"><text:span text:style-name="T2">Would</text:span></text:p>
          <text:p text:style-name="P1"><text:span text:style-name="T2">Like</text:span></text:p>
          <draw:enhanced-geometry svg:viewBox="0 0 21600 21600" draw:text-areas="800 800 20800 20800" draw:type="round-rectangular-callout" draw:modifiers="-15860 6017.628541448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2.286cm" svg:height="1.778cm" svg:x="11.16cm" svg:y="7.477cm">
          <text:p text:style-name="P1"><text:span text:style-name="T2">Would</text:span></text:p>
          <text:p text:style-name="P1"><text:span text:style-name="T2">Like</text:span></text:p>
          <draw:enhanced-geometry svg:viewBox="0 0 21600 21600" draw:text-areas="800 800 20800 20800" draw:type="round-rectangular-callout" draw:modifiers="2446.17402710975 -3205.396290050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1.905cm" svg:height="1.27cm" svg:x="8.62cm" svg:y="2.016cm">
          <text:p text:style-name="P1"><text:span text:style-name="T2">At</text:span></text:p>
          <text:p text:style-name="P1"><text:span text:style-name="T2">Time</text:span></text:p>
          <draw:enhanced-geometry svg:viewBox="0 0 21600 21600" draw:text-areas="800 800 20800 20800" draw:type="round-rectangular-callout" draw:modifiers="861.280167890871 33037.2934697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1.905cm" svg:height="1.27cm" svg:x="5.318cm" svg:y="4.556cm">
          <text:p text:style-name="P1"><text:span text:style-name="T2">Is</text:span><text:span text:style-name="T2"><text:line-break/></text:span><text:span text:style-name="T2">available</text:span></text:p>
          <draw:enhanced-geometry svg:viewBox="0 0 21600 21600" draw:text-areas="800 800 20800 20800" draw:type="round-rectangular-callout" draw:modifiers="-8034.83735571878 7290.637293469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2.286cm" svg:height="1.778cm" svg:x="11.16cm" svg:y="4.302cm">
          <text:p text:style-name="P1"><text:span text:style-name="T2">Would</text:span></text:p>
          <text:p text:style-name="P1"><text:span text:style-name="T2">Like</text:span></text:p>
          <draw:enhanced-geometry svg:viewBox="0 0 21600 21600" draw:text-areas="800 800 20800 20800" draw:type="round-rectangular-callout" draw:modifiers="2446.17402710975 -3205.396290050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2.286cm" svg:height="1.778cm" svg:x="6.969cm" svg:y="8.366cm">
          <text:p text:style-name="P1"><text:span text:style-name="T2">Is</text:span><text:span text:style-name="T2"><text:line-break/></text:span><text:span text:style-name="T2">allocated</text:span></text:p>
          <draw:enhanced-geometry svg:viewBox="0 0 21600 21600" draw:text-areas="800 800 20800 20800" draw:type="round-rectangular-callout" draw:modifiers="-21363.882815916 7637.099494097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2.54cm" svg:height="1.905cm" svg:x="7.477cm" svg:y="17.383cm">
          <text:p text:style-name="P1"><text:span text:style-name="T3">Consists</text:span><text:span text:style-name="T3"><text:line-break/></text:span><text:span text:style-name="T3">of</text:span><text:span text:style-name="T3"><text:line-break/></text:span><text:span text:style-name="T3">Events</text:span></text:p>
          <draw:enhanced-geometry svg:viewBox="0 0 21600 21600" draw:text-areas="800 800 20800 20800" draw:type="round-rectangular-callout" draw:modifiers="3918.77213695395 41624.76390346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1cm" svg:stroke-color="#000000" draw:marker-start-width="0.279cm" draw:marker-end-width="0.279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rald </meta:initial-creator>
    <meta:creation-date>2013-11-18T10:00:25</meta:creation-date>
    <dc:date>2013-11-21T17:49:48</dc:date>
    <dc:creator>Harald </dc:creator>
    <meta:editing-duration>PT1M1S</meta:editing-duration>
    <meta:editing-cycles>4</meta:editing-cycles>
    <meta:generator>LibreOffice/4.0.2.2$Linux_X86_64 LibreOffice_project/400m0$Build-2</meta:generator>
    <meta:document-statistic meta:object-count="32"/>
  </office:meta>
</office:document-meta>
</file>